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4e79" officeooo:paragraph-rsid="000a4e79"/>
    </style:style>
    <style:style style:name="P2" style:family="paragraph" style:parent-style-name="Standard">
      <style:paragraph-properties fo:text-align="justify" style:justify-single-word="false"/>
      <style:text-properties officeooo:rsid="000a4e79" officeooo:paragraph-rsid="000a4e79"/>
    </style:style>
    <style:style style:name="P3" style:family="paragraph" style:parent-style-name="Standard">
      <style:paragraph-properties fo:text-align="justify" style:justify-single-word="false"/>
      <style:text-properties officeooo:paragraph-rsid="000c16b5"/>
    </style:style>
    <style:style style:name="P4" style:family="paragraph" style:parent-style-name="Standard">
      <style:paragraph-properties fo:text-align="justify" style:justify-single-word="false"/>
      <style:text-properties officeooo:rsid="000c16b5" officeooo:paragraph-rsid="000c16b5"/>
    </style:style>
    <style:style style:name="P5" style:family="paragraph" style:parent-style-name="Standard">
      <style:paragraph-properties fo:text-align="justify" style:justify-single-word="false"/>
      <style:text-properties officeooo:rsid="000c4938" officeooo:paragraph-rsid="000c4938"/>
    </style:style>
    <style:style style:name="P6" style:family="paragraph" style:parent-style-name="Standard">
      <style:paragraph-properties fo:text-align="justify" style:justify-single-word="false"/>
      <style:text-properties officeooo:rsid="000e0268" officeooo:paragraph-rsid="000e0268"/>
    </style:style>
    <style:style style:name="P7" style:family="paragraph" style:parent-style-name="Standard" style:list-style-name="L1">
      <style:paragraph-properties fo:text-align="justify" style:justify-single-word="false"/>
      <style:text-properties officeooo:rsid="000c16b5" officeooo:paragraph-rsid="000c16b5"/>
    </style:style>
    <style:style style:name="P8" style:family="paragraph" style:parent-style-name="Standard">
      <style:text-properties officeooo:rsid="0014302f" officeooo:paragraph-rsid="0014302f"/>
    </style:style>
    <style:style style:name="P9" style:family="paragraph" style:parent-style-name="Standard">
      <style:text-properties fo:font-size="10pt" officeooo:rsid="0014302f" officeooo:paragraph-rsid="0014302f" style:font-size-asian="10pt" style:font-size-complex="10pt"/>
    </style:style>
    <style:style style:name="P10" style:family="paragraph" style:parent-style-name="Standard">
      <style:text-properties fo:font-size="10pt" officeooo:rsid="000a4e79" officeooo:paragraph-rsid="000a4e79" style:font-size-asian="10pt" style:font-size-complex="10pt"/>
    </style:style>
    <style:style style:name="P11" style:family="paragraph" style:parent-style-name="Standard">
      <style:paragraph-properties fo:text-align="justify" style:justify-single-word="false"/>
      <style:text-properties fo:font-size="12pt" fo:font-style="italic" fo:font-weight="normal" officeooo:rsid="000a4e79" officeooo:paragraph-rsid="000a4e79" style:font-size-asian="12pt" style:font-style-asian="italic" style:font-weight-asian="normal" style:font-size-complex="12pt" style:font-style-complex="italic" style:font-weight-complex="normal"/>
    </style:style>
    <style:style style:name="P12" style:family="paragraph" style:parent-style-name="Standard">
      <style:text-properties fo:font-weight="bold" officeooo:rsid="0014302f" officeooo:paragraph-rsid="0014302f" style:font-weight-asian="bold" style:font-weight-complex="bold"/>
    </style:style>
    <style:style style:name="P13" style:family="paragraph" style:parent-style-name="Standard">
      <style:paragraph-properties fo:text-align="justify" style:justify-single-word="false"/>
      <style:text-properties style:font-name="Liberation Serif1" fo:font-size="12pt" fo:font-style="normal" fo:font-weight="normal" officeooo:rsid="0014302f" officeooo:paragraph-rsid="001496e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iberation Serif1" fo:font-size="12pt" fo:font-style="normal" fo:font-weight="normal" officeooo:rsid="0014302f" officeooo:paragraph-rsid="0014302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erif1" fo:font-size="12pt" fo:font-style="normal" fo:font-weight="normal" officeooo:rsid="001496e0" officeooo:paragraph-rsid="001496e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erif1" fo:font-size="12pt" fo:font-style="normal" fo:font-weight="normal" officeooo:rsid="001496e0" officeooo:paragraph-rsid="0017006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1" fo:font-size="12pt" fo:font-style="normal" fo:font-weight="normal" officeooo:rsid="0014fcef" officeooo:paragraph-rsid="0014fce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1" fo:font-size="12pt" fo:font-style="normal" fo:font-weight="normal" officeooo:rsid="0015ce7d" officeooo:paragraph-rsid="0015ce7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1" fo:font-size="12pt" fo:font-style="normal" fo:font-weight="normal" officeooo:rsid="0016b76d" officeooo:paragraph-rsid="0016b76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erif1" fo:font-size="12pt" fo:font-style="normal" fo:font-weight="normal" officeooo:rsid="001877aa" officeooo:paragraph-rsid="001877aa"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erif1" fo:font-size="12pt" fo:font-style="normal" fo:font-weight="bold" officeooo:rsid="001877aa" officeooo:paragraph-rsid="001877aa"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officeooo:rsid="000e0268" officeooo:paragraph-rsid="001496e0"/>
    </style:style>
    <style:style style:name="P23" style:family="paragraph" style:parent-style-name="Standard">
      <style:paragraph-properties fo:text-align="justify" style:justify-single-word="false"/>
      <style:text-properties fo:font-style="normal" officeooo:rsid="000e0268" officeooo:paragraph-rsid="000e0268" style:font-style-asian="normal" style:font-style-complex="normal"/>
    </style:style>
    <style:style style:name="P24" style:family="paragraph" style:parent-style-name="Standard">
      <style:paragraph-properties fo:text-align="justify" style:justify-single-word="false"/>
      <style:text-properties officeooo:rsid="001496e0" officeooo:paragraph-rsid="001496e0"/>
    </style:style>
    <style:style style:name="T1" style:family="text">
      <style:text-properties officeooo:rsid="000c4938"/>
    </style:style>
    <style:style style:name="T2" style:family="text">
      <style:text-properties fo:font-weight="bold" style:font-weight-asian="bold" style:font-weight-complex="bold"/>
    </style:style>
    <style:style style:name="T3" style:family="text">
      <style:text-properties fo:font-weight="bold" officeooo:rsid="0014302f" style:font-weight-asian="bold" style:font-weight-complex="bold"/>
    </style:style>
    <style:style style:name="T4" style:family="text">
      <style:text-properties officeooo:rsid="000d0b2f"/>
    </style:style>
    <style:style style:name="T5" style:family="text">
      <style:text-properties officeooo:rsid="00101d57"/>
    </style:style>
    <style:style style:name="T6" style:family="text">
      <style:text-properties officeooo:rsid="0013abb0"/>
    </style:style>
    <style:style style:name="T7" style:family="text">
      <style:text-properties officeooo:rsid="0014302f"/>
    </style:style>
    <style:style style:name="T8" style:family="text">
      <style:text-properties fo:font-weight="normal" style:font-weight-asian="normal" style:font-weight-complex="normal"/>
    </style:style>
    <style:style style:name="T9" style:family="text">
      <style:text-properties officeooo:rsid="001496e0"/>
    </style:style>
    <style:style style:name="T10" style:family="text">
      <style:text-properties officeooo:rsid="0015ce7d"/>
    </style:style>
    <style:style style:name="T11" style:family="text">
      <style:text-properties officeooo:rsid="0016b76d"/>
    </style:style>
    <style:style style:name="T12" style:family="text">
      <style:text-properties officeooo:rsid="00170061"/>
    </style:style>
    <style:style style:name="T13" style:family="text">
      <style:text-properties officeooo:rsid="00195c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En esta segunda fase del <text:s/>problema de la automatizaci<text:span text:style-name="T6">ó</text:span>n <text:s/>de la presentaci<text:span text:style-name="T6">ó</text:span>n de examenes se incorpora un segundo servidor, que debe mantenerse comunicado con el otro servidor <text:span text:style-name="T6">(ambos nodos)</text:span>.</text:p>
      <text:p text:style-name="P2"/>
      <text:p text:style-name="P5">La primera fase del problema, esta <text:span text:style-name="T5">descrita</text:span> dentro de la carpeta: <text:span text:style-name="T2">un_servidor</text:span> en el correspondiente informe.</text:p>
      <text:p text:style-name="P2"/>
      <text:p text:style-name="P2">En esta <text:span text:style-name="T5">segunda parte, </text:span>un servidor o nodo, debe saber si un aspirante se <text:s/>inscribi<text:span text:style-name="T6">ó</text:span> en el otro nodo e impedir que presente examen en un nodo en el que no se haya inscrito, si previamente ya se inscribi<text:span text:style-name="T6">ó o presentó</text:span> en el otro nodo. <text:s/>Con esto se impide que pueda presentar la prueba dos veces <text:span text:style-name="T6">en los dos nodos</text:span>.</text:p>
      <text:p text:style-name="P2"/>
      <text:p text:style-name="P2">En la primera fase del desarrollo de una soluci<text:span text:style-name="T10">ó</text:span>n para este problema, se implement<text:span text:style-name="T6">ó</text:span> un cliente y un servidor y dicha comunicación era s<text:span text:style-name="T6">í</text:span>ncrona, <text:span text:style-name="T6">s</text:span>in embargo en esta segunda fase <text:s/>la comunicaci<text:span text:style-name="T6">ó</text:span>n entre los dos servidores se implementa de manera as<text:span text:style-name="T6">í</text:span>ncrona, la raz<text:span text:style-name="T6">ó</text:span>n de ello, es que se desconoce el orden y <text:s/>la cantidad de aspirantes que se inscribir<text:span text:style-name="T6">á</text:span>n en un nodo o en otro, en un momento <text:s/>dado. Por lo que necesariamente dicha comunicación debe ser as<text:span text:style-name="T6">í</text:span>ncrona (usando select).</text:p>
      <text:p text:style-name="P2"/>
      <text:p text:style-name="P2">La manera de implementar <text:span text:style-name="T6">la solución propuesta</text:span> <text:span text:style-name="T1">fue</text:span> desglosando el problema de la comunicación en problemas mas peque<text:span text:style-name="T6">ño</text:span>s <text:s/>pero que est<text:span text:style-name="T1">uvieran</text:span> alineados a la soluci<text:span text:style-name="T6">ó</text:span>n del problema global que es lograr una comunicación para pode<text:span text:style-name="T6">r</text:span> preservar una consistencia de la informaci<text:span text:style-name="T6">ó</text:span>n que manejan los dos servidores en todo momento.</text:p>
      <text:p text:style-name="P2"/>
      <text:list xml:id="list6063615776089743729" text:style-name="L1">
        <text:list-item>
          <text:p text:style-name="P7">Comunicación entre los servidores <text:s/>usando select.</text:p>
        </text:list-item>
        <text:list-item>
          <text:p text:style-name="P7">Utilizaci<text:span text:style-name="T6">ó</text:span>n de datos comunes (memoria compartida) usando colas y escribiendo en ellas de manera sim<text:span text:style-name="T6">é</text:span>trica y consistente, <text:span text:style-name="T6">cada servidor (nodo)</text:span>.</text:p>
        </text:list-item>
        <text:list-item>
          <text:p text:style-name="P7">implementacion en cada servidor de la interpretacion de los datos que genera y que recibe (algoritmo) para preservar la consistencia.</text:p>
        </text:list-item>
      </text:list>
      <text:p text:style-name="P3"/>
      <text:p text:style-name="P4">Al resolver cada problema por separado y finalmente integrar todo, se puede llegar a <text:span text:style-name="T6">una</text:span> soluci<text:span text:style-name="T6">ó</text:span>n del problema global, <text:s/>programar toda la soluci<text:span text:style-name="T6">ó</text:span>n de una sola vez, <text:s/><text:span text:style-name="T4">es </text:span><text:s/>complicado <text:span text:style-name="T4">y confuso</text:span>. </text:p>
      <text:p text:style-name="P4"/>
      <text:p text:style-name="P5">El <text:span text:style-name="T6">código</text:span> esta compuesto por las siguientes carpetas:</text:p>
      <text:p text:style-name="P5"/>
      <text:p text:style-name="P5"><text:span text:style-name="T2">psd</text:span> la carpeta principal.</text:p>
      <text:p text:style-name="P5"><text:span text:style-name="T2">un_servidor</text:span>: primera parte del proyecto con un cliente y un servidor</text:p>
      <text:p text:style-name="P5"><text:span text:style-name="T2">dos_servidores:</text:span> segunda parte del proyecto, que integra a la primera, esta compuesta por dos</text:p>
      <text:p text:style-name="P5">clientes, dos servidores y dos bases de datos, en ella est<text:span text:style-name="T6">á</text:span> integrada, la primera fase, la comunicación de los dos servidores, las colas y la l<text:span text:style-name="T6">ó</text:span>gica de comunicación <text:span text:style-name="T6">(algoritmo) </text:span>de <text:span text:style-name="T6">comunicación entre</text:span> <text:span text:style-name="T6">los </text:span>servidores.</text:p>
      <text:p text:style-name="P5"><text:span text:style-name="T2">test_dos_servidores</text:span>: es la carpeta que contiene un prototipo, previa a la soluci<text:span text:style-name="T6">ó</text:span>n integrada (dos_servidores) con listas en vez de bd para implementar el subproblema de colas y comunicación de los servidores, esta carpeta solo se us<text:span text:style-name="T6">ó</text:span> para realizar pruebas preliminares antes de implementar la solucion <text:span text:style-name="T6">i</text:span>ntegrada en la carpeta <text:span text:style-name="T2">dos_servidores</text:span>.</text:p>
      <text:p text:style-name="P5"/>
      <text:p text:style-name="P6"><text:span text:style-name="T2">Posibles mejoras</text:span>:</text:p>
      <text:p text:style-name="P6">Ya que se intent<text:span text:style-name="T6">ó</text:span> aprovechar el codig<text:span text:style-name="T6">ó</text:span> de la primera fase, tenemos que la comunicación entre cada servidor y sus clientes es s<text:span text:style-name="T6">í</text:span>ncrona y la comunicación entre los servidores es as<text:span text:style-name="T6">í</text:span>ncrona, se puede implementar una soluci<text:span text:style-name="T6">ó</text:span>n con clientes que sean atendidos por threads y usen comunicación as<text:span text:style-name="T7">í</text:span>ncrona tambi<text:span text:style-name="T13">é</text:span>n.</text:p>
      <text:p text:style-name="P6"/>
      <text:p text:style-name="P22"><text:soft-page-break/><text:span text:style-name="T6">A la hora de presentar examen opción 2, se pide la cédula, y luego vuelve a pedir la cédula y el string aleatorio para validar credenciales, después permite presentar el examen en caso de que no se haya presentado o indicar que ya se presentó si ya se hizo, lo normal es que pida la cédula una sola vez, esto se hizo para no tener que reestructurar el código de la primera parte y poder aprovecharlo.</text:span></text:p>
      <text:p text:style-name="P22"/>
      <text:p text:style-name="P22"/>
      <text:p text:style-name="P24">Si se quiere usar los programas desde distintas m<text:span text:style-name="T10">á</text:span>quinas, es necesario colocar las Ips de los servidores y de los clientes y usar un sistema de nombrado o bien colocando las Ips en los /etc/hosts de cada máquina o bien realizando esto ultimo en el DNS interno o bien usando DNSmasq para que las máquinas se puedan localizar.</text:p>
      <text:p text:style-name="P23"/>
      <text:p text:style-name="P5"/>
      <text:p text:style-name="P12">Como probar los programas:</text:p>
      <text:p text:style-name="P12"/>
      <text:p text:style-name="P8">Se deben abrir cuatro terminales:</text:p>
      <text:p text:style-name="P8">Arriba estarán los dos servidores y abajo los clientes.</text:p>
      <text:p text:style-name="P8"/>
      <text:p text:style-name="P8"/>
      <text:p text:style-name="P8"><text:s text:c="2"/><text:span text:style-name="T2">Terminal 2,</text:span> ejecutar este despues de 1 <text:s text:c="32"/><text:span text:style-name="T2">Terminal 1</text:span>, ejecutar este primero <text:s text:c="104"/></text:p>
      <text:p text:style-name="P8"><text:s text:c="95"/></text:p>
      <text:p text:style-name="P9">./psd/dos_servidores/&gt;python <text:s/>s<text:span text:style-name="T2">ervidor4321c1234.py </text:span><text:s text:c="22"/>./psd/dos_servidores/&gt; <text:span text:style-name="T8">python</text:span><text:span text:style-name="T2"> servidor1234.py</text:span></text:p>
      <text:p text:style-name="P8"/>
      <text:p text:style-name="P1"/>
      <text:p text:style-name="P8"><text:s text:c="2"/><text:span text:style-name="T2">Terminal 3 </text:span><text:s text:c="76"/><text:span text:style-name="T2">Terminal 4</text:span></text:p>
      <text:p text:style-name="P1"/>
      <text:p text:style-name="P10">./<text:span text:style-name="T7">psd/dos_servidores/&gt;python </text:span><text:span text:style-name="T3">cliente4321.py</text:span><text:span text:style-name="T7"> <text:s text:c="36"/>./psd/dos_servidores/&gt; python </text:span><text:span text:style-name="T3">cliente1234.py</text:span></text:p>
      <text:p text:style-name="P10"><text:span text:style-name="T3"/></text:p>
      <text:p text:style-name="P11"/>
      <text:p text:style-name="P13">El terminal 1 debe ejecutarse primero ya que el servidor del terminal <text:span text:style-name="T10">2</text:span> tiene el cliente que se conecta al <text:s/>servidor <text:span text:style-name="T10">del terminal 1</text:span>, <text:s/>los terminales 3 y 4 (los clientes) se puede ejecutar en cualquier orden o solo el terminal 3 y despues el terminal 4, o viceversa, la <text:span text:style-name="T10">ú</text:span>nica restricci<text:span text:style-name="T10">ó</text:span>n es leventar el terminal 1 primero y despues el terminal 2</text:p>
      <text:p text:style-name="P14">para que el cliente del terminal 2 se puede conectar al servidor del terminal 1 y poder establecer la comunicaci<text:span text:style-name="T9">ó</text:span>n.</text:p>
      <text:p text:style-name="P14"/>
      <text:p text:style-name="P16"><text:span text:style-name="T2">Porque esos nombres en los archivos</text:span>, <text:s/>servidor4321c1234.py, indica que es el servidor que escucha por el puerto 4321 y tiene un cliente que establece un canal de comunicación donde se encuentra el servidor que escucha por el puerto 1234.</text:p>
      <text:p text:style-name="P15"/>
      <text:p text:style-name="P15">servidor1234.py indica que es el servidor que escucha por el puerto 1234.</text:p>
      <text:p text:style-name="P15"/>
      <text:p text:style-name="P15">Aunque se usó cliente4321.py <text:s/>y cliente1234.py la única diferencia es el puerto al cual se conectan, ya que el código es idéntico <text:span text:style-name="T10">para el caso de los clientes</text:span>.</text:p>
      <text:p text:style-name="P15"/>
      <text:p text:style-name="P15"><text:span text:style-name="T2">Cómo funciona la comunicación entre los servidores</text:span>:</text:p>
      <text:p text:style-name="P15"/>
      <text:p text:style-name="P17">en la carpeta ./psd/dos_servidores_test <text:s/>se hizo un prototipo que en vez de realizar actualizaciones de campos en la base de datos (carpeta dos_servidores) usa listas que almacenan las c<text:span text:style-name="T10">é</text:span>dulas y permiten comprobar casos de prueba, todos ellos están implementados en la carpeta (dos_servidores) </text:p>
      <text:p text:style-name="P17"/>
      <text:p text:style-name="P17">Cada cliente que se conecta a un servidor, puede hacer dos cosas, registrarse o presentar el examen en caso de que no lo haya presentado, entonces:</text:p>
      <text:p text:style-name="P17"><text:soft-page-break/><text:span text:style-name="T13">S</text:span>i la opci<text:span text:style-name="T13">ó</text:span>n es registro, <text:s/>(se usan nombres simb<text:span text:style-name="T10">ó</text:span>licos de los Nodos para hacer m<text:span text:style-name="T10">á</text:span>s amigable la programaci<text:span text:style-name="T10">ó</text:span>n, nodo 1 es Caracas (servidor4321c1234.py) y nodo 2 es Maracay (servidor1234.py)</text:p>
      <text:p text:style-name="P17">Lo primero que hace un cliente al conectarse es actualizar las colas de entrada, cada elemento de la cola de entrada es un elemento del otro servidor, es decir es alguien que se inscribi<text:span text:style-name="T10">ó</text:span> en el otro servidor y le notifica a este este hecho al otro servidor.</text:p>
      <text:p text:style-name="P17"/>
      <text:p text:style-name="P17">Si la c<text:span text:style-name="T10">é</text:span>dula esta en el otro nodo, le indicar<text:span text:style-name="T10">á</text:span> que debe presentar alla.</text:p>
      <text:p text:style-name="P17">Si no, colocar<text:span text:style-name="T10">á</text:span> esta c<text:span text:style-name="T10">é</text:span>dula en la cola de salida para que el otro nodo sepa que se inscribi<text:span text:style-name="T10">ó</text:span> en este nodo, sino ocurre nada de eso es porque ya est<text:span text:style-name="T10">á</text:span> inscrito en este nodo y no colocar<text:span text:style-name="T10">á</text:span> nada en la cola de salida.</text:p>
      <text:p text:style-name="P17"/>
      <text:p text:style-name="P17">Con la opcion 2 de presentar examen es algo similar, si no est<text:span text:style-name="T10">á</text:span> registrado en el otro nodo, y si est<text:span text:style-name="T10">á</text:span> registrado en este nodo podr<text:span text:style-name="T10">á</text:span> comenzar a presentar el examen, de aquí en adelante se ejecuta el c<text:span text:style-name="T10">ó</text:span>digo de la primera parte del proyecto, se le preguntar<text:span text:style-name="T10">á</text:span> nuevamente la c<text:span text:style-name="T10">é</text:span>dula y el string aleatorio y proceder<text:span text:style-name="T10">á</text:span> a realizar la prueba, se le enviar<text:span text:style-name="T10">á</text:span> el resultado y se actualizar<text:span text:style-name="T10">á</text:span> la BD, tambien se escribe en el directorio donde se ejecuta el servidor un archivo cuyo nombre es la cedula del aspirante y cuyo contenido es la c<text:span text:style-name="T10">é</text:span>dula y un diccionario con las preguntas y respuestas para dejar una constancia mas detallada de que presento el examen.</text:p>
      <text:p text:style-name="P17"/>
      <text:p text:style-name="P21">El papel de las estructuras de datos y la comunicación de los servidores:</text:p>
      <text:p text:style-name="P20"/>
      <text:p text:style-name="P20"><text:tab/>Cada servidor accede a una cola de entrada y a una cola de salida, cada vez que un aspirante se inscribe en un nodo, se le de la cola de entrada y se actualiza la BD y se escribe en la cola de salida para notificar al otro servidor.</text:p>
      <text:p text:style-name="P20"/>
      <text:p text:style-name="P20"><text:tab/>Para comunicar a los dos servidores, el cliente1234, leera de su q_saliente y enviara un send para que el servidor1234 esciba en su q_entrante.</text:p>
      <text:p text:style-name="P20"><text:tab/>El servidor 1234 leera de su q_saliente y enviara send a cliente1234 para que este escriba en su q_entrante.</text:p>
      <text:p text:style-name="P20"/>
      <text:p text:style-name="P20">De esta manera los dos servidores se mantendrán comunicados en todo momento.</text:p>
      <text:p text:style-name="P17"/>
      <text:p text:style-name="P17"/>
      <text:p text:style-name="P17"/>
      <text:p text:style-name="P18"><text:span text:style-name="T2">Algunos <text:s/>casos de prueba</text:span>:</text:p>
      <text:p text:style-name="P18">cliente se inscribe en nodo, intenta inscribirse en el otro nodo.</text:p>
      <text:p text:style-name="P18">cliente se inscribe en nodo, <text:s/>presenta en nodo, e intenta presentar nuevamente en el mismo nodo o inscribirse <text:span text:style-name="T11">o presentar </text:span>en el otro nodo.</text:p>
      <text:p text:style-name="P19">Varios clientes se inscriben en un nodo y cualquiera de ellos intenta inscribirse en el otro nodo o presentar en el otro nodo.</text:p>
      <text:p text:style-name="P19">Varios clientes se inscriben alternativamente en ambos nodos y cualquiera de ellos intenta inscribirse o presentar en el otro nodo donde no se habia inscrito o habia presentado.</text:p>
      <text:p text:style-name="P19">Se abren dos a mas clientes conectados a un servidor o a los dos servidores y se comprueba la concurrencia <text:span text:style-name="T12">y la consistencia</text:span>.</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8:36:44.993952682</meta:creation-date>
    <dc:date>2019-10-31T12:44:25.155547459</dc:date>
    <meta:editing-duration>PT50M16S</meta:editing-duration>
    <meta:editing-cycles>9</meta:editing-cycles>
    <meta:generator>LibreOffice/5.2.7.2$Linux_X86_64 LibreOffice_project/20m0$Build-2</meta:generator>
    <meta:document-statistic meta:table-count="0" meta:image-count="0" meta:object-count="0" meta:page-count="3" meta:paragraph-count="51" meta:word-count="1382" meta:character-count="8592" meta:non-whitespace-character-count="6866"/>
  </office:meta>
</office:document-meta>
</file>